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svg+xml" manifest:full-path="Pictures/10001D5B0000178E00000D6E2D32AA8A.svg"/>
  <manifest:file-entry manifest:media-type="image/png" manifest:full-path="Pictures/10000201000002D7000002ED0EF1782F.png"/>
  <manifest:file-entry manifest:media-type="image/png" manifest:full-path="Pictures/10000201000000E400000082B721C1FD.png"/>
  <manifest:file-entry manifest:media-type="image/jpeg" manifest:full-path="Pictures/100000000000032000000258E080B12F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塗と線のないオブジェクト">
      <style:graphic-properties draw:textarea-horizontal-align="center" draw:textarea-vertical-align="to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塗と線のない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塗と線のない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s-novelty-title">
      <style:graphic-properties fo:min-height="3.506cm"/>
    </style:style>
    <style:style style:name="pr2" style:family="presentation" style:parent-style-name="prs-novelty-subtitle">
      <style:graphic-properties draw:fill-color="#ffffff" fo:min-height="13.23cm"/>
    </style:style>
    <style:style style:name="pr3" style:family="presentation" style:parent-style-name="prs-novelty-notes">
      <style:graphic-properties draw:fill-color="#ffffff" draw:auto-grow-height="true" fo:min-height="11.409cm"/>
    </style:style>
    <style:style style:name="pr4" style:family="presentation" style:parent-style-name="prs-novelty-outline1">
      <style:graphic-properties fo:min-height="13.23cm"/>
    </style:style>
    <style:style style:name="pr5" style:family="presentation" style:parent-style-name="prs-novelty-notes">
      <style:graphic-properties draw:fill-color="#ffffff" fo:min-height="11.409cm"/>
    </style:style>
    <style:style style:name="pr6" style:family="presentation" style:parent-style-name="prs-novelty-outline1">
      <style:graphic-properties fo:min-height="2.062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text:list-style style:name="L1">
      <text:list-level-style-bullet text:level="1" text:bullet-char="">
        <style:list-level-properties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">
        <style:list-level-properties text:space-before="0.2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2" text:bullet-char="">
        <style:list-level-properties text:space-before="1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3" text:bullet-char="">
        <style:list-level-properties text:space-before="1.8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4" text:bullet-char="">
        <style:list-level-properties text:space-before="2.6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5" text:bullet-char="">
        <style:list-level-properties text:space-before="3.4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6" text:bullet-char="">
        <style:list-level-properties text:space-before="4.2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7" text:bullet-char="">
        <style:list-level-properties text:space-before="5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8" text:bullet-char="">
        <style:list-level-properties text:space-before="5.8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9" text:bullet-char="">
        <style:list-level-properties text:space-before="6.6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s-novelty" presentation:presentation-page-layout-name="AL1T0">
        <draw:frame presentation:style-name="pr1" draw:layer="layout" svg:width="23.911cm" svg:height="3.506cm" svg:x="2.058cm" svg:y="1.943cm" presentation:class="title">
          <draw:text-box>
            <text:p>コンパニオンアニマルとの離別の「未然」ケア</text:p>
          </draw:text-box>
        </draw:frame>
        <draw:frame presentation:style-name="pr2" draw:layer="layout" svg:width="23.384cm" svg:height="13.23cm" svg:x="2.285cm" svg:y="5.938cm" presentation:class="subtitle">
          <draw:text-box>
            <text:p>(C)2021 Code for Awa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1" draw:master-page-name="prs-novelty" presentation:presentation-page-layout-name="AL2T1">
        <draw:frame presentation:style-name="pr1" draw:layer="layout" svg:width="23.911cm" svg:height="3.506cm" svg:x="2.058cm" svg:y="1.943cm" presentation:class="title">
          <draw:text-box>
            <text:p>コンパニオンアニマルとの離別の「未然」ケア</text:p>
          </draw:text-box>
        </draw:frame>
        <draw:frame presentation:style-name="pr4" draw:layer="layout" svg:width="23.384cm" svg:height="13.23cm" svg:x="2.285cm" svg:y="5.938cm" presentation:class="outline">
          <draw:text-box>
            <text:list text:style-name="L3">
              <text:list-item>
                <text:p>「未然」ケアとは</text:p>
                <text:list>
                  <text:list-item>
                    <text:list>
                      <text:list-item>
                        <text:p>人間との同胞「コンパニオンアニマル」としてのペット</text:p>
                        <text:list>
                          <text:list-item>
                            <text:p>離別がいつか必ず訪れる</text:p>
                            <text:list>
                              <text:list-item>
                                <text:p>人間より寿命が短い</text:p>
                              </text:list-item>
                            </text:list>
                          </text:list-item>
                          <text:list-item>
                            <text:p>死別後（ペットロス）に、論理的な説明でのケアは良い結果を生まない</text:p>
                          </text:list-item>
                        </text:list>
                      </text:list-item>
                      <text:list-item>
                        <text:p>日本人の死生観は、個別の事象でなく心の根本で共有されている。</text:p>
                        <text:list>
                          <text:list-item>
                            <text:p>死生観を直接言及するのは、日常生活に合わない</text:p>
                          </text:list-item>
                        </text:list>
                      </text:list-item>
                      <text:list-item>
                        <text:p>心の根本と個別事象の間にある、「日常生活で取り組めるケア」を目指す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prs-novelty" presentation:presentation-page-layout-name="AL2T1">
        <draw:frame presentation:style-name="pr1" draw:layer="layout" svg:width="23.911cm" svg:height="3.506cm" svg:x="2.058cm" svg:y="1.943cm" presentation:class="title">
          <draw:text-box>
            <text:p>コンパニオンアニマルとの離別の「未然」ケア</text:p>
          </draw:text-box>
        </draw:frame>
        <draw:frame presentation:style-name="pr6" draw:layer="layout" svg:width="23.384cm" svg:height="5.083cm" svg:x="2.285cm" svg:y="5.938cm" presentation:class="outline" presentation:user-transformed="true">
          <draw:text-box>
            <text:list text:style-name="L3">
              <text:list-item>
                <text:p>心の根本と個別事象の間にある、「日常生活で取り組めるケア」を目指す</text:p>
                <text:list>
                  <text:list-item>
                    <text:list>
                      <text:list-item>
                        <text:p>コンパニオンアニマルに特化せず、地域猫、子育て、介護などと混ぜてみる</text:p>
                        <text:list>
                          <text:list-item>
                            <text:p>当事者以外からの無理解を防ぎ、「お互い様」の意識を醸成する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" draw:layer="layout" svg:width="11cm" svg:height="2.937cm" svg:x="9cm" svg:y="16.5cm">
          <draw:image xlink:href="Pictures/10000201000000E400000082B721C1FD.png" xlink:type="simple" xlink:show="embed" xlink:actuate="onLoad"/>
          <draw:image xlink:href="Pictures/10001D5B0000178E00000D6E2D32AA8A.svg" xlink:type="simple" xlink:show="embed" xlink:actuate="onLoad">
            <text:p text:style-name="P1">心の根本</text:p>
          </draw:image>
        </draw:frame>
        <draw:frame draw:style-name="gr2" draw:text-style-name="P2" draw:layer="layout" svg:width="16.5cm" svg:height="2.437cm" svg:x="6.5cm" svg:y="14cm">
          <draw:image xlink:href="Pictures/10000201000000E400000082B721C1FD.png" xlink:type="simple" xlink:show="embed" xlink:actuate="onLoad"/>
          <draw:image xlink:href="Pictures/10001D5B0000178E00000D6E2D32AA8A.svg" xlink:type="simple" xlink:show="embed" xlink:actuate="onLoad">
            <text:p text:style-name="P2">日常生活</text:p>
          </draw:image>
        </draw:frame>
        <draw:frame draw:style-name="gr3" draw:text-style-name="P2" draw:layer="layout" svg:width="3.5cm" svg:height="1.5cm" svg:x="12.5cm" svg:y="17.5cm">
          <draw:image xlink:href="Pictures/10000201000000E400000082B721C1FD.png" xlink:type="simple" xlink:show="embed" xlink:actuate="onLoad"/>
          <draw:image xlink:href="Pictures/10001D5B0000178E00000D6E2D32AA8A.svg" xlink:type="simple" xlink:show="embed" xlink:actuate="onLoad">
            <text:p text:style-name="P2">死生観</text:p>
          </draw:image>
        </draw:frame>
        <draw:frame draw:style-name="gr2" draw:text-style-name="P2" draw:layer="layout" svg:width="25.5cm" svg:height="2.437cm" svg:x="2.5cm" svg:y="11.5cm">
          <draw:image xlink:href="Pictures/10000201000000E400000082B721C1FD.png" xlink:type="simple" xlink:show="embed" xlink:actuate="onLoad"/>
          <draw:image xlink:href="Pictures/10001D5B0000178E00000D6E2D32AA8A.svg" xlink:type="simple" xlink:show="embed" xlink:actuate="onLoad">
            <text:p text:style-name="P2">個別事象</text:p>
          </draw:image>
        </draw:frame>
        <draw:frame draw:style-name="gr3" draw:text-style-name="P2" draw:layer="layout" svg:width="3.5cm" svg:height="1.5cm" svg:x="7.5cm" svg:y="14.7cm">
          <draw:image xlink:href="Pictures/10000201000000E400000082B721C1FD.png" xlink:type="simple" xlink:show="embed" xlink:actuate="onLoad"/>
          <draw:image xlink:href="Pictures/10001D5B0000178E00000D6E2D32AA8A.svg" xlink:type="simple" xlink:show="embed" xlink:actuate="onLoad">
            <text:p text:style-name="P2">ペットロス</text:p>
          </draw:image>
        </draw:frame>
        <draw:frame draw:style-name="gr3" draw:text-style-name="P2" draw:layer="layout" svg:width="3.5cm" svg:height="1.5cm" svg:x="11cm" svg:y="14.7cm">
          <draw:image xlink:href="Pictures/10000201000000E400000082B721C1FD.png" xlink:type="simple" xlink:show="embed" xlink:actuate="onLoad"/>
          <draw:image xlink:href="Pictures/10001D5B0000178E00000D6E2D32AA8A.svg" xlink:type="simple" xlink:show="embed" xlink:actuate="onLoad">
            <text:p text:style-name="P2">地域猫</text:p>
          </draw:image>
        </draw:frame>
        <draw:frame draw:style-name="gr3" draw:text-style-name="P2" draw:layer="layout" svg:width="3.5cm" svg:height="1.5cm" svg:x="14.4cm" svg:y="14.7cm">
          <draw:image xlink:href="Pictures/10000201000000E400000082B721C1FD.png" xlink:type="simple" xlink:show="embed" xlink:actuate="onLoad"/>
          <draw:image xlink:href="Pictures/10001D5B0000178E00000D6E2D32AA8A.svg" xlink:type="simple" xlink:show="embed" xlink:actuate="onLoad">
            <text:p text:style-name="P2">子育て</text:p>
          </draw:image>
        </draw:frame>
        <draw:frame draw:style-name="gr3" draw:text-style-name="P2" draw:layer="layout" svg:width="3.5cm" svg:height="1.5cm" svg:x="17.8cm" svg:y="14.7cm">
          <draw:image xlink:href="Pictures/10000201000000E400000082B721C1FD.png" xlink:type="simple" xlink:show="embed" xlink:actuate="onLoad"/>
          <draw:image xlink:href="Pictures/10001D5B0000178E00000D6E2D32AA8A.svg" xlink:type="simple" xlink:show="embed" xlink:actuate="onLoad">
            <text:p text:style-name="P2">介護</text:p>
          </draw:image>
        </draw:frame>
        <draw:frame draw:style-name="gr3" draw:text-style-name="P2" draw:layer="layout" svg:width="5cm" svg:height="1.5cm" svg:x="4.5cm" svg:y="12.2cm">
          <draw:image xlink:href="Pictures/10000201000000E400000082B721C1FD.png" xlink:type="simple" xlink:show="embed" xlink:actuate="onLoad"/>
          <draw:image xlink:href="Pictures/10001D5B0000178E00000D6E2D32AA8A.svg" xlink:type="simple" xlink:show="embed" xlink:actuate="onLoad">
            <text:p text:style-name="P2">愛猫との死別</text:p>
          </draw:image>
        </draw:frame>
        <draw:frame draw:style-name="gr3" draw:text-style-name="P2" draw:layer="layout" svg:width="4cm" svg:height="1.5cm" svg:x="9.5cm" svg:y="12.2cm">
          <draw:image xlink:href="Pictures/10000201000000E400000082B721C1FD.png" xlink:type="simple" xlink:show="embed" xlink:actuate="onLoad"/>
          <draw:image xlink:href="Pictures/10001D5B0000178E00000D6E2D32AA8A.svg" xlink:type="simple" xlink:show="embed" xlink:actuate="onLoad">
            <text:p text:style-name="P2">捨て猫仲介</text:p>
          </draw:image>
        </draw:frame>
        <draw:frame draw:style-name="gr3" draw:text-style-name="P2" draw:layer="layout" svg:width="6.1cm" svg:height="1.5cm" svg:x="13.4cm" svg:y="12.2cm">
          <draw:image xlink:href="Pictures/10000201000000E400000082B721C1FD.png" xlink:type="simple" xlink:show="embed" xlink:actuate="onLoad"/>
          <draw:image xlink:href="Pictures/10001D5B0000178E00000D6E2D32AA8A.svg" xlink:type="simple" xlink:show="embed" xlink:actuate="onLoad">
            <text:p text:style-name="P2">児童が猫を育てる</text:p>
          </draw:image>
        </draw:frame>
        <draw:frame draw:style-name="gr3" draw:text-style-name="P2" draw:layer="layout" svg:width="6.5cm" svg:height="1.5cm" svg:x="19cm" svg:y="12.2cm">
          <draw:image xlink:href="Pictures/10000201000000E400000082B721C1FD.png" xlink:type="simple" xlink:show="embed" xlink:actuate="onLoad"/>
          <draw:image xlink:href="Pictures/10001D5B0000178E00000D6E2D32AA8A.svg" xlink:type="simple" xlink:show="embed" xlink:actuate="onLoad">
            <text:p text:style-name="P2">高齢者が猫を育てる</text:p>
          </draw:image>
        </draw:frame>
        <draw:frame draw:style-name="gr4" draw:text-style-name="P2" draw:layer="layout" svg:width="3cm" svg:height="3cm" svg:x="21.5cm" svg:y="13.5cm">
          <draw:image xlink:href="Pictures/10000201000002D7000002ED0EF1782F.png" xlink:type="simple" xlink:show="embed" xlink:actuate="onLoad">
            <text:p/>
          </draw:image>
        </draw:frame>
        <draw:frame draw:style-name="gr4" draw:text-style-name="P2" draw:layer="layout" svg:width="3cm" svg:height="3cm" svg:x="18.5cm" svg:y="16cm">
          <draw:image xlink:href="Pictures/10000201000002D7000002ED0EF1782F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prs-novelty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fo:font-family="HG-MinchoL-Sun" style:font-style-name="Standard" style:font-family-generic="modern" style:font-pitch="fixed" style:font-family-asian="HG-MinchoL-Sun" style:font-style-name-asian="Standard" style:font-family-generic-asian="modern" style:font-pitch-asian="fixed" style:font-size-complex="6.80000019073486pt" fo:hyphenate="tru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fo:font-family="HG-MinchoL-Sun" style:font-style-name="Standard" style:font-family-generic="modern" style:font-pitch="fixed" fo:font-size="24pt" fo:font-style="normal" fo:text-shadow="none" style:text-underline-style="none" fo:font-weight="normal" style:font-family-asian="HG-MinchoL-Sun" style:font-style-name-asian="Standard" style:font-family-generic-asian="modern" style:font-pitch-asian="fixed" style:font-size-asian="24pt" style:font-size-complex="24pt" fo:hyphenate="true"/>
    </style:style>
    <style:style style:name="prs-novelty-outline1" style:family="presentation">
      <style:graphic-properties draw:stroke="none" draw:fill="none">
        <text:list-style style:name="prs-novelt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333333" style:text-outline="false" style:text-line-through-style="none" fo:font-family="HG-MinchoL-Sun" style:font-style-name="Standard" style:font-family-generic="modern" style:font-pitch="fixed" fo:font-size="24pt" fo:font-style="normal" fo:text-shadow="none" style:text-underline-style="none" fo:font-weight="normal" style:font-family-asian="HG-MinchoL-Sun" style:font-style-name-asian="Standard" style:font-family-generic-asian="modern" style:font-pitch-asian="fixed" style:font-size-asian="24pt" style:font-size-complex="6.80000019073486pt" fo:hyphenate="true"/>
    </style:style>
    <style:style style:name="prs-novelty-outline2" style:family="presentation" style:parent-style-name="prs-novelty-outline1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8pt" fo:hyphenate="true"/>
    </style:style>
    <style:style style:name="prs-novelty-outline3" style:family="presentation" style:parent-style-name="prs-novelty-outline2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4pt" fo:hyphenate="true"/>
    </style:style>
    <style:style style:name="prs-novelty-outline4" style:family="presentation" style:parent-style-name="prs-novelty-outline3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5" style:family="presentation" style:parent-style-name="prs-novelty-outline4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6" style:family="presentation" style:parent-style-name="prs-novelty-outline5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7" style:family="presentation" style:parent-style-name="prs-novelty-outline6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8" style:family="presentation" style:parent-style-name="prs-novelty-outline7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9" style:family="presentation" style:parent-style-name="prs-novelty-outline8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subtitle" style:family="presentation">
      <style:graphic-properties draw:stroke="none" draw:fill="none" draw:textarea-vertical-align="middle">
        <text:list-style style:name="prs-novelt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HG-MinchoL-Sun" style:font-style-name="Standard" style:font-family-generic="modern" style:font-pitch="fixed" fo:font-size="24pt" fo:font-style="normal" fo:text-shadow="none" style:text-underline-style="none" fo:font-weight="normal" style:font-family-asian="HG-MinchoL-Sun" style:font-style-name-asian="Standard" style:font-family-generic-asian="modern" style:font-pitch-asian="fixed" style:font-size-complex="6.80000019073486pt" fo:hyphenate="true"/>
    </style:style>
    <style:style style:name="prs-novelty-title" style:family="presentation">
      <style:graphic-properties draw:stroke="none" draw:fill="none" draw:textarea-vertical-align="middle">
        <text:list-style style:name="prs-novelt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HG-MinchoL-Sun" style:font-style-name="Fett Kursiv" style:font-family-generic="modern" style:font-pitch="fixed" fo:font-size="24pt" fo:font-style="italic" fo:text-shadow="none" style:text-underline-style="none" fo:font-weight="bold" style:font-family-asian="HG-MinchoL-Sun" style:font-style-name-asian="Standard" style:font-family-generic-asian="modern" style:font-pitch-asian="fixed" style:font-size-asian="24pt" style:font-size-complex="6.80000019073486pt" fo:hyphenate="tru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ccccff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prs-novelty" style:page-layout-name="PM1" draw:style-name="Mdp2">
      <draw:frame draw:style-name="Mgr3" draw:text-style-name="MP4" draw:layer="backgroundobjects" svg:width="28cm" svg:height="21cm" svg:x="-0.001cm" svg:y="-0.001cm">
        <draw:image xlink:href="Pictures/100000000000032000000258E080B12F.jpg" xlink:type="simple" xlink:show="embed" xlink:actuate="onLoad">
          <text:p/>
        </draw:image>
      </draw:frame>
      <draw:frame presentation:style-name="prs-novelty-title" draw:layer="backgroundobjects" svg:width="23.911cm" svg:height="3.506cm" svg:x="2.058cm" svg:y="1.943cm" presentation:class="title" presentation:placeholder="true">
        <draw:text-box/>
      </draw:frame>
      <draw:frame presentation:style-name="prs-novelty-outline1" draw:layer="backgroundobjects" svg:width="23.384cm" svg:height="13.23cm" svg:x="2.285cm" svg:y="5.938cm" presentation:class="outline" presentation:placeholder="true">
        <draw:text-box/>
      </draw:frame>
      <presentation:notes style:page-layout-name="PM0">
        <draw:page-thumbnail presentation:style-name="prs-novelty-title" draw:layer="backgroundobjects" svg:width="13.705cm" svg:height="10.279cm" svg:x="3.647cm" svg:y="2.853cm" presentation:class="page"/>
        <draw:frame presentation:style-name="prs-novelty-notes" draw:layer="backgroundobjects" svg:width="14.517cm" svg:height="11.409cm" svg:x="3.249cm" svg:y="14.13cm" presentation:class="notes" presentation:placeholder="true">
          <draw:text-box draw:corner-radius="3107.312cm"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37M2S</meta:editing-duration>
    <meta:editing-cycles>9</meta:editing-cycles>
    <meta:generator>OpenOffice/4.1.7$Win32 OpenOffice.org_project/417m1$Build-9800</meta:generator>
    <dc:date>2021-01-27T09:07:55.07</dc:date>
    <meta:document-statistic meta:object-count="52"/>
  </office:meta>
</office:document-meta>
</file>